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Line_20_with_20_Fine_20_Dots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1cm" draw:marker-start-width="0.05cm" draw:marker-end="Extrémités_20_de_20_flèche_20_1" draw:marker-end-width="0.0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5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4cm" fo:padding-top="0.225cm" fo:padding-bottom="0.225cm" fo:padding-left="0.35cm" fo:padding-right="0.35cm"/>
    </style:style>
    <style:style style:name="gr9" style:family="graphic" style:parent-style-name="standard">
      <style:graphic-properties draw:stroke="solid" draw:stroke-dash="Fine_20_Dashed_20__28_var_29_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1cm" draw:marker-end="Extrémités_20_de_20_flèche_20_1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cm" svg:height="1cm" svg:x="0.2cm" svg:y="0.2cm">
          <text:p text:style-name="P1"><text:span text:style-name="T1">Tournament .. New</text:span></text:p>
          <text:p text:style-name="P1"><text:span text:style-name="T1">Tournament ..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cm" svg:y1="0.7cm" svg:x2="4.8cm" svg:y2="0.7cm">
          <text:p/>
        </draw:line>
        <draw:custom-shape draw:style-name="gr3" draw:text-style-name="P1" draw:layer="layout" svg:width="8cm" svg:height="2cm" svg:x="3.1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7.1cm" svg:height="1cm" svg:x="3.5cm" svg:y="10.5cm">
          <draw:text-box>
            <text:p><text:span text:style-name="T2">Options .. Tournament options</text:span></text:p>
          </draw:text-box>
        </draw:fram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9.4cm" svg:y="0.2cm">
          <text:p text:style-name="P1"><text:span text:style-name="T1">Games .. P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12.8cm" svg:y="0.2cm">
          <text:p text:style-name="P1"><text:span text:style-name="T1">Games ..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16.2cm" svg:y="0.2cm">
          <text:p text:style-name="P1"><text:span text:style-name="T1">Publish .. Publ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4.8cm" svg:y="0.2cm">
          <text:p text:style-name="P1"><text:span text:style-name="T1">Players .. Player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4cm" svg:y1="0.7cm" svg:x2="9.4cm" svg:y2="0.7cm">
          <text:p/>
        </draw:line>
        <draw:line draw:style-name="gr2" draw:text-style-name="P1" draw:layer="layout" svg:x1="11.8cm" svg:y1="0.7cm" svg:x2="12.8cm" svg:y2="0.7cm">
          <text:p/>
        </draw:line>
        <draw:line draw:style-name="gr2" draw:text-style-name="P1" draw:layer="layout" svg:x1="15.2cm" svg:y1="0.7cm" svg:x2="16.2cm" svg:y2="0.7cm">
          <text:p/>
        </draw:line>
        <draw:line draw:style-name="gr6" draw:text-style-name="P1" draw:layer="layout" svg:x1="1cm" svg:y1="1.2cm" svg:x2="1cm" svg:y2="2.2cm">
          <text:p/>
        </draw:line>
        <draw:line draw:style-name="gr6" draw:text-style-name="P1" draw:layer="layout" svg:x1="0.6cm" svg:y1="1.2cm" svg:x2="0.6cm" svg:y2="3.8cm">
          <text:p/>
        </draw:line>
        <draw:custom-shape draw:style-name="gr7" draw:text-style-name="P4" draw:layer="layout" svg:width="2.8cm" svg:height="0.8cm" svg:x="1cm" svg:y="2.2cm">
          <text:p text:style-name="P1"><text:span text:style-name="T3">Tournament .. 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2cm" svg:height="0.8cm" svg:x="0.6cm" svg:y="3.8cm">
          <text:p text:style-name="P1"><text:span text:style-name="T3">Options .. Tournament 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2cm" svg:height="0.8cm" svg:x="5.2cm" svg:y="3.8cm">
          <text:p text:style-name="P1"><text:span text:style-name="T3">Players .. Mac-Mahon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2cm" svg:y1="1.2cm" svg:x2="5.2cm" svg:y2="3.8cm">
          <text:p/>
        </draw:line>
        <draw:custom-shape draw:style-name="gr7" draw:text-style-name="P4" draw:layer="layout" svg:width="2.8cm" svg:height="0.8cm" svg:x="5.6cm" svg:y="2.2cm">
          <text:p text:style-name="P1"><text:span text:style-name="T3">Players .. Quick 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6cm" svg:y1="1.2cm" svg:x2="5.6cm" svg:y2="2.2cm">
          <text:p/>
        </draw:line>
        <draw:line draw:style-name="gr2" draw:text-style-name="P1" draw:layer="layout" svg:x1="15.445cm" svg:y1="0.715cm" svg:x2="15.4cm" svg:y2="4.1cm">
          <text:p/>
        </draw:line>
        <draw:line draw:style-name="gr2" draw:text-style-name="P1" draw:layer="layout" svg:x1="8.4cm" svg:y1="0.7cm" svg:x2="9.4cm" svg:y2="0.7cm">
          <text:p/>
        </draw:line>
        <draw:line draw:style-name="gr2" draw:text-style-name="P1" draw:layer="layout" svg:x1="9cm" svg:y1="4.1cm" svg:x2="9cm" svg:y2="0.7cm">
          <text:p/>
        </draw:line>
        <draw:line draw:style-name="gr2" draw:text-style-name="P1" draw:layer="layout" svg:x1="15.4cm" svg:y1="4.1cm" svg:x2="13.8cm" svg:y2="4.1cm">
          <text:p/>
        </draw:line>
        <draw:line draw:style-name="gr6" draw:text-style-name="P1" draw:layer="layout" svg:x1="13.316cm" svg:y1="1.2cm" svg:x2="13.3cm" svg:y2="2.215cm">
          <text:p/>
        </draw:line>
        <draw:frame draw:style-name="gr8" draw:text-style-name="P3" draw:layer="layout" svg:width="4cm" svg:height="0.925cm" svg:x="15.7cm" svg:y="4cm">
          <draw:text-box>
            <text:p><text:span text:style-name="T2">Typical flowchart</text:span></text:p>
          </draw:text-box>
        </draw:frame>
        <draw:custom-shape draw:style-name="gr9" draw:text-style-name="P4" draw:layer="layout" svg:width="3.2cm" svg:height="0.8cm" svg:x="10.6cm" svg:y="2.2cm">
          <text:p text:style-name="P1"><text:span text:style-name="T3">Publish .. Publ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2cm" svg:height="0.8cm" svg:x="10.6cm" svg:y="3.7cm">
          <text:p text:style-name="P1"><text:span text:style-name="T3">Tournament <text:s/>.. 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6cm" svg:y1="4.1cm" svg:x2="9cm" svg:y2="4.1cm">
          <text:p/>
        </draw:line>
        <draw:line draw:style-name="gr6" draw:text-style-name="P1" draw:layer="layout" svg:x1="11.216cm" svg:y1="1.2cm" svg:x2="11.2cm" svg:y2="2.215cm">
          <text:p/>
        </draw:line>
        <draw:line draw:style-name="gr6" draw:text-style-name="P1" draw:layer="layout" svg:x1="12.2cm" svg:y1="3cm" svg:x2="12.2cm" svg:y2="3.7cm">
          <text:p/>
        </draw:line>
      </draw:page>
      <draw:page draw:name="page2" draw:style-name="dp1" draw:master-page-name="Standard">
        <draw:custom-shape draw:style-name="gr10" draw:text-style-name="P1" draw:layer="layout" svg:width="8.1cm" svg:height="2.6cm" svg:x="2.9cm" svg:y="4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16T16:02:21.81</meta:creation-date>
    <dc:date>2014-03-03T19:24:22.562000000</dc:date>
    <meta:editing-duration>PT2H15M36S</meta:editing-duration>
    <meta:editing-cycles>8</meta:editing-cycles>
    <meta:generator>LibreOffice/4.1.5.3$Windows_x86 LibreOffice_project/1c1366bba2ba2b554cd2ca4d87c06da81c05d24</meta:generator>
    <meta:document-statistic meta:object-count="33"/>
  </office:meta>
</office:document-meta>
</file>